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Lien_32_hypertexte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Lien_32_hypertexte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69pt" style:use-optimal-row-height="false" fo:break-before="auto"/>
    </style:style>
    <style:style style:name="ro3" style:family="table-row">
      <style:table-row-properties style:row-height="76.5pt" style:use-optimal-row-height="false" fo:break-before="auto"/>
    </style:style>
    <style:style style:name="ro4" style:family="table-row">
      <style:table-row-properties style:row-height="72pt" style:use-optimal-row-height="false" fo:break-before="auto"/>
    </style:style>
    <style:style style:name="ro5" style:family="table-row">
      <style:table-row-properties style:row-height="47.8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20" table:style-name="ce3"/>
          <table:table-cell table:number-columns-repeated="16358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Titre de la page 1 non conforme</text:p>
          </table:table-cell>
          <table:table-cell office:value-type="string" table:style-name="ce5">
            <text:p>La balise title de la page index.html est remplie par un "." et doit donc etre remplacée par le nom de page</text:p>
          </table:table-cell>
          <table:table-cell office:value-type="string" table:style-name="ce5">
            <text:p>Remplir cette balise avec le nom de ce a quoi correspond la page</text:p>
          </table:table-cell>
          <table:table-cell office:value-type="string" table:style-name="ce6">
            <text:p>Mettre le nom de la page en "Accueil"</text:p>
          </table:table-cell>
          <table:table-cell office:value-type="string" table:style-name="ce7">
            <text:p><text:a xlink:href="https://developer.mozilla.org/fr/docs/Web/HTML/Element/title">https://developer.mozilla.org/fr/docs/Web/HTML/Element/title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Accessibilité</text:p>
          </table:table-cell>
          <table:table-cell office:value-type="string" table:style-name="ce4">
            <text:p>Titre de la page 2 non conforme</text:p>
          </table:table-cell>
          <table:table-cell office:value-type="string" table:style-name="ce5">
            <text:p>La page 2 n'as pas de nomination particulière, et pourrait être nommée "contact" ou "nous contacter" afin de faciliter la lecture pour les personnes utilisant le lecteur d'écran</text:p>
          </table:table-cell>
          <table:table-cell office:value-type="string" table:style-name="ce5">
            <text:p>Nommer les pages afin de pouvoir les reconnaitres clairement, que cela soit pour l'utilisateur ou le robot google</text:p>
          </table:table-cell>
          <table:table-cell office:value-type="string" table:style-name="ce6">
            <text:p>Mettre le nom de la page en "Contact" ou Nous Contacter"</text:p>
          </table:table-cell>
          <table:table-cell office:value-type="string" table:style-name="ce7">
            <text:p><text:a xlink:href="https://developer.mozilla.org/fr/docs/Web/HTML/Element/title">https://developer.mozilla.org/fr/docs/Web/HTML/Element/title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Accessibilité</text:p>
          </table:table-cell>
          <table:table-cell office:value-type="string" table:style-name="ce4">
            <text:p>Revenir a l’accueil difficile sur la page 2</text:p>
          </table:table-cell>
          <table:table-cell office:value-type="string" table:style-name="ce5">
            <text:p>Lorsque nous sommes sur la page 2, revenir à l'acceuil n'est pas accessible pour la version web en 1920x1080p</text:p>
          </table:table-cell>
          <table:table-cell office:value-type="string" table:style-name="ce5">
            <text:p>Rendre ces options accessibles à tous</text:p>
          </table:table-cell>
          <table:table-cell office:value-type="string" table:style-name="ce6">
            <text:p>Corriger la partie css du code afin qu'il soit accessible sur la page</text:p>
          </table:table-cell>
          <table:table-cell office:value-type="string" table:style-name="ce12">
            <text:p><text:a xlink:href="https://fr.oncrawl.com/seo-technique/accessibilite-web-seo/">https://fr.oncrawl.com/seo-technique/accessibilite-web-seo/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Résolution des images</text:p>
          </table:table-cell>
          <table:table-cell office:value-type="string" table:style-name="ce5">
            <text:p>A l'accueil, les images peuvent êtres optimisées afin de correspondre à leurs résolution affichées sur le site</text:p>
          </table:table-cell>
          <table:table-cell office:value-type="string" table:style-name="ce5">
            <text:p>Avoir des images avec des résolutions qui correspondent à leurs résolutoin affichées sur la page</text:p>
          </table:table-cell>
          <table:table-cell office:value-type="string" table:style-name="ce6">
            <text:p>Changer la résolution des images concernées</text:p>
          </table:table-cell>
          <table:table-cell office:value-type="string" table:style-name="ce12">
            <text:p><text:a xlink:href="https://fr.oncrawl.com/referencement/7-astuces-pour-optimiser-vos-images-facon-seo/">https://fr.oncrawl.com/referencement/7-astuces-pour-optimiser-vos-images-facon-seo/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Validateur HTML</text:p>
          </table:table-cell>
          <table:table-cell office:value-type="string" table:style-name="ce5">
            <text:p>Des erreurs sont trouvés lors du passage au validateur HTML</text:p>
          </table:table-cell>
          <table:table-cell office:value-type="string" table:style-name="ce5">
            <text:p>N'avoir aucune erreur dans le validateur</text:p>
          </table:table-cell>
          <table:table-cell office:value-type="string" table:style-name="ce6">
            <text:p>Les corrigées</text:p>
          </table:table-cell>
          <table:table-cell office:value-type="string" table:style-name="ce12">
            <text:p><text:a xlink:href="https://www.abondance.com/20110811-8990-validation-htmlw3c-et-positionnement-google-questionsreponses-avec-google-15.html">https://www.abondance.com/20110811-8990-validation-htmlw3c-et-positionnement-google-questionsreponses-avec-google-15.html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Validateur CSS</text:p>
          </table:table-cell>
          <table:table-cell office:value-type="string" table:style-name="ce5">
            <text:p>Des erreurs sont trouvés lors du passage au validateur CSS</text:p>
          </table:table-cell>
          <table:table-cell office:value-type="string" table:style-name="ce5">
            <text:p>N'avoir aucune erreur dans le validateur</text:p>
          </table:table-cell>
          <table:table-cell office:value-type="string" table:style-name="ce6">
            <text:p>Les corrigées</text:p>
          </table:table-cell>
          <table:table-cell office:value-type="string" table:style-name="ce12">
            <text:p><text:a xlink:href="https://www.abondance.com/20110811-8990-validation-htmlw3c-et-positionnement-google-questionsreponses-avec-google-15.html">https://www.abondance.com/20110811-8990-validation-htmlw3c-et-positionnement-google-questionsreponses-avec-google-15.html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Format d'images</text:p>
          </table:table-cell>
          <table:table-cell office:value-type="string" table:style-name="ce5">
            <text:p>Les images peuvent êtres de meilleures formats, et compréssées</text:p>
          </table:table-cell>
          <table:table-cell office:value-type="string" table:style-name="ce5">
            <text:p>Les images doivent être idéalements de format .jpg afin d'optimiser la rapidité de lecture de celles-ci</text:p>
          </table:table-cell>
          <table:table-cell office:value-type="string" table:style-name="ce6">
            <text:p>Changer le format des images en .jpg et les compréssées</text:p>
          </table:table-cell>
          <table:table-cell office:value-type="string" table:style-name="ce12">
            <text:p><text:a xlink:href="https://fr.oncrawl.com/referencement/7-astuces-pour-optimiser-vos-images-facon-seo/">https://fr.oncrawl.com/referencement/7-astuces-pour-optimiser-vos-images-facon-seo/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SEO</text:p>
          </table:table-cell>
          <table:table-cell office:value-type="string" table:style-name="ce4">
            <text:p>Balises</text:p>
          </table:table-cell>
          <table:table-cell office:value-type="string" table:style-name="ce5">
            <text:p>Le code est structuré en différentes balises qui sont seulement des divs</text:p>
          </table:table-cell>
          <table:table-cell office:value-type="string" table:style-name="ce5">
            <text:p>Créer des parties avec des balises plus claires, et faites pour, comme header, section, footer, etc</text:p>
          </table:table-cell>
          <table:table-cell office:value-type="string" table:style-name="ce6">
            <text:p>Changer les divs afin de correspondre à &lt;header&gt; puis &lt;section&gt; &lt;footer&gt;</text:p>
          </table:table-cell>
          <table:table-cell office:value-type="string" table:style-name="ce7">
            <text:p><text:a xlink:href="https://fr.oncrawl.com/seo-technique/contenu-page-avec-balises-semantiques-html5/">https://fr.oncrawl.com/seo-technique/contenu-page-avec-balises-semantiques-html5/</text:a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Accessibilité</text:p>
          </table:table-cell>
          <table:table-cell office:value-type="string" table:style-name="ce8">
            <text:p>Balises des images</text:p>
          </table:table-cell>
          <table:table-cell office:value-type="string" table:style-name="ce5">
            <text:p>Certaines balises alt des images sont mal remplies</text:p>
          </table:table-cell>
          <table:table-cell office:value-type="string" table:style-name="ce5">
            <text:p>Les balises alt doivent décrire l'image dont elle est associée</text:p>
          </table:table-cell>
          <table:table-cell office:value-type="string" table:style-name="ce6">
            <text:p>Remplacer les mots clés par des descritpions d'images</text:p>
          </table:table-cell>
          <table:table-cell office:value-type="string" table:style-name="ce7">
            <text:p><text:a xlink:href="https://smartkeyword.io/seo-on-page-images-attribut-alt/">https://smartkeyword.io/seo-on-page-images-attribut-alt/</text:a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8">
            <text:p>SEO</text:p>
          </table:table-cell>
          <table:table-cell office:value-type="string" table:style-name="ce8">
            <text:p>Langue</text:p>
          </table:table-cell>
          <table:table-cell office:value-type="string" table:style-name="ce5">
            <text:p>La langue n'est pas clairement identifiée dans le code HTML</text:p>
          </table:table-cell>
          <table:table-cell office:value-type="string" table:style-name="ce5">
            <text:p>La langue doit être définie avec une langue précise</text:p>
          </table:table-cell>
          <table:table-cell office:value-type="string" table:style-name="ce6">
            <text:p>Remplacer "Default" par "fr"</text:p>
          </table:table-cell>
          <table:table-cell office:value-type="string" table:style-name="ce12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8">
            <text:p>SEO</text:p>
          </table:table-cell>
          <table:table-cell office:value-type="string" table:style-name="ce8">
            <text:p>Balises Keyword</text:p>
          </table:table-cell>
          <table:table-cell office:value-type="string" table:style-name="ce5">
            <text:p>Pleins de balises ayant pour but de mettre des mots-clés en avant afin de tromper le robot Google sont présentes dans le code HTML de la page</text:p>
          </table:table-cell>
          <table:table-cell office:value-type="string" table:style-name="ce5">
            <text:p>Ne pas mettre de balise keywords car jugées inutiles aujourd'hui</text:p>
          </table:table-cell>
          <table:table-cell office:value-type="string" table:style-name="ce6">
            <text:p>Les enlever afin d'éviter de libérer le code HTML</text:p>
          </table:table-cell>
          <table:table-cell office:value-type="string" table:style-name="ce12">
            <text:p><text:a xlink:href="https://optimiz.me/la-balise-meta-keywords/">https://optimiz.me/la-balise-meta-keywords/</text:a></text:p>
          </table:table-cell>
          <table:table-cell table:number-columns-repeated="16378" table:style-name="ce1"/>
        </table:table-row>
        <table:table-row table:style-name="ro5">
          <table:table-cell table:number-columns-repeated="2" table:style-name="ce9"/>
          <table:table-cell table:number-columns-repeated="2" table:style-name="ce5"/>
          <table:table-cell table:style-name="ce10"/>
          <table:table-cell table:style-name="ce11"/>
          <table:table-cell table:number-columns-repeated="16378" table:style-name="ce1"/>
        </table:table-row>
        <table:table-row table:style-name="ro5">
          <table:table-cell table:number-columns-repeated="2" table:style-name="ce9"/>
          <table:table-cell table:number-columns-repeated="3" table:style-name="ce5"/>
          <table:table-cell table:style-name="ce11"/>
          <table:table-cell table:number-columns-repeated="16378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2" table:style-name="ro5">
          <table:table-cell table:number-columns-repeated="16384"/>
        </table:table-row>
        <table:table-row table:number-rows-repeated="980" table:style-name="ro1">
          <table:table-cell table:number-columns-repeated="16384"/>
        </table:table-row>
        <table:table-row table:number-rows-repeated="1047578" table:style-name="ro6">
          <table:table-cell table:number-columns-repeated="16384"/>
        </table:table-row>
      </table:table>
      <table:named-expressions>
        <table:named-range table:name="Référence" table:cell-range-address="Feuil1.$F$2" table:base-cell-address="Feuil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623</meta:generator>
    <meta:initial-creator>Utilisateur Microsoft Office</meta:initial-creator>
    <dc:creator>Baptiste Dijoux</dc:creator>
    <meta:creation-date>2019-07-30T12:33:25Z</meta:creation-date>
    <dc:date>2021-10-27T11:58:29Z</dc:date>
    <meta:editing-cycles>1</meta:editing-cycles>
    <meta:editing-duration>PT552S</meta:editing-duration>
    <meta:user-defined meta:name="AppVersion">15.0300</meta:user-defined>
  </office:meta>
</office:document-meta>
</file>